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I-It's already been three hours, but...
they haven't even started excavating yet...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 office:value-type="string">
            <text:p>(Pee... i-if I don't go pee soon... I-I
won't be able to...!)</text:p>
          </table:table-cell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 office:value-type="string">
            <text:p>(Uuuu〜〜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 office:value-type="string">
            <text:p>*fidget* *fidget* *fidget*... *rub* *rub*
*wiggle* *wiggle*</text:p>
          </table:table-cell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 office:value-type="string">
            <text:p>Ngh, auu...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 office:value-type="string">
            <text:p>(I-It's no use... I can't stand still any
longer...!)</text:p>
          </table:table-cell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out
of this room, and quickly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 office:value-type="string">
            <text:p>(L-Let me go to the bathroom!)</text:p>
          </table:table-cell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 office:value-type="string">
            <text:p>Researcher
“I've heard from the rescue squad.”</text:p>
          </table:table-cell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 office:value-type="string">
            <text:p>Researcher
“It'll be another hour until they can
bring in the machinery.”</text:p>
          </table:table-cell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Ugh, a... a whole hou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 office:value-type="string">
            <text:p>Researcher
“Erm... I wasn't sure whether or not to
mention it, but...”</text:p>
          </table:table-cell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 office:value-type="string">
            <text:p>Researcher
“You need the bathroom... right?”</text:p>
          </table:table-cell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 office:value-type="string">
            <text:p>Th-Th-That's not...</text:p>
          </table:table-cell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 office:value-type="string">
            <text:p>Researcher
“Anyone could tell just by looking.”</text:p>
          </table:table-cell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 office:value-type="string">
            <text:p>Researcher
“I thought hiding it would only make it
harder, so...”</text:p>
          </table:table-cell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 //////</text:p>
          </table:table-cell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 office:value-type="string">
            <text:p>Researcher
“But with that said, in our situation, there's
nothing you can do except sit tight...”</text:p>
          </table:table-cell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know that...! 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